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f3bb3" officeooo:paragraph-rsid="000f3bb3" style:font-size-asian="20pt" style:font-weight-asian="bold" style:font-size-complex="20pt" style:font-weight-complex="bold"/>
    </style:style>
    <style:style style:name="P2" style:family="paragraph" style:parent-style-name="Standard">
      <style:text-properties officeooo:rsid="000f3bb3" officeooo:paragraph-rsid="000f3bb3"/>
    </style:style>
    <style:style style:name="P3" style:family="paragraph" style:parent-style-name="Standard">
      <style:text-properties officeooo:rsid="00107320" officeooo:paragraph-rsid="00107320"/>
    </style:style>
    <style:style style:name="P4" style:family="paragraph" style:parent-style-name="Standard">
      <style:text-properties officeooo:rsid="00107320" officeooo:paragraph-rsid="000f3bb3"/>
    </style:style>
    <style:style style:name="P5" style:family="paragraph" style:parent-style-name="Standard">
      <style:text-properties officeooo:rsid="00120993" officeooo:paragraph-rsid="00120993"/>
    </style:style>
    <style:style style:name="P6" style:family="paragraph" style:parent-style-name="Standard">
      <style:text-properties officeooo:rsid="00191c92" officeooo:paragraph-rsid="00191c92"/>
    </style:style>
    <style:style style:name="P7" style:family="paragraph" style:parent-style-name="Standard">
      <style:text-properties officeooo:rsid="0013d99a" officeooo:paragraph-rsid="0013d99a"/>
    </style:style>
    <style:style style:name="P8" style:family="paragraph" style:parent-style-name="Standard">
      <style:text-properties officeooo:rsid="00107320" officeooo:paragraph-rsid="001524ee"/>
    </style:style>
    <style:style style:name="P9" style:family="paragraph" style:parent-style-name="Standard">
      <style:text-properties officeooo:rsid="00120993" officeooo:paragraph-rsid="00178aa4"/>
    </style:style>
    <style:style style:name="P10" style:family="paragraph" style:parent-style-name="Standard">
      <style:text-properties officeooo:rsid="00178aa4" officeooo:paragraph-rsid="00178aa4"/>
    </style:style>
    <style:style style:name="P11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12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178aa4"/>
    </style:style>
    <style:style style:name="P13" style:family="paragraph" style:parent-style-name="Standard">
      <style:text-properties officeooo:paragraph-rsid="00120993"/>
    </style:style>
    <style:style style:name="P14" style:family="paragraph" style:parent-style-name="Standard">
      <style:text-properties officeooo:rsid="00120993" officeooo:paragraph-rsid="00125549"/>
    </style:style>
    <style:style style:name="P15" style:family="paragraph" style:parent-style-name="Standard">
      <style:text-properties fo:color="#ff0000" loext:opacity="100%" fo:font-weight="bold" officeooo:rsid="00163c3c" officeooo:paragraph-rsid="00163c3c" style:font-weight-asian="bold" style:font-weight-complex="bold"/>
    </style:style>
    <style:style style:name="T1" style:family="text">
      <style:text-properties officeooo:rsid="001524ee"/>
    </style:style>
    <style:style style:name="T2" style:family="text">
      <style:text-properties fo:font-weight="bold" officeooo:rsid="00178aa4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67d17" loext:opacity="100%" fo:font-family="'JetBrains Mono'" style:font-pitch="variable" fo:font-size="10pt" fo:font-style="normal" fo:font-weight="normal" style:font-size-asian="10pt" style:font-style-asian="normal" style:font-weight-asian="normal"/>
    </style:style>
    <style:style style:name="T5" style:family="text">
      <style:text-properties fo:color="#871094" loext:opacity="100%" fo:font-family="'JetBrains Mono'" style:font-pitch="variable" fo:font-size="10pt" fo:font-style="normal" fo:font-weight="normal" style:font-size-asian="10pt" style:font-style-asian="normal" style:font-weight-asian="normal"/>
    </style:style>
    <style:style style:name="T6" style:family="text">
      <style:text-properties fo:color="#174ad4" loext:opacity="100%" fo:font-family="'JetBrains Mono'" style:font-pitch="variable" fo:font-size="10pt" fo:font-style="normal" fo:font-weight="normal" style:font-size-asian="10pt" style:font-style-asian="normal" style:font-weight-asian="normal"/>
    </style:style>
    <style:style style:name="T7" style:family="text">
      <style:text-properties fo:color="#067d17" loext:opacity="100%" fo:font-family="'JetBrains Mono'" style:font-pitch="variable" fo:font-size="10pt" fo:font-style="normal" fo:font-weight="normal" officeooo:rsid="00120993" style:font-size-asian="10pt" style:font-style-asian="normal" style:font-weight-asian="normal"/>
    </style:style>
    <style:style style:name="T8" style:family="text">
      <style:text-properties officeooo:rsid="0013d99a"/>
    </style:style>
    <style:style style:name="T9" style:family="text">
      <style:text-properties officeooo:rsid="00120993"/>
    </style:style>
    <style:style style:name="T10" style:family="text">
      <style:text-properties fo:color="#080808" loext:opacity="100%" fo:font-family="'JetBrains Mono'" style:font-pitch="variable" fo:font-size="10pt" fo:font-style="normal" fo:font-weight="normal" style:font-size-asian="10pt" style:font-style-asian="normal" style:font-weight-asian="normal"/>
    </style:style>
    <style:style style:name="T11" style:family="text">
      <style:text-properties fo:color="#000000" loext:opacity="100%" fo:font-family="'JetBrains Mono'" style:font-pitch="variable" fo:font-size="10pt" fo:font-style="normal" fo:font-weight="normal" style:font-size-asian="10pt" style:font-style-asian="normal" style:font-weight-asian="normal"/>
    </style:style>
    <style:style style:name="T12" style:family="text">
      <style:text-properties fo:color="#871094" loext:opacity="100%" fo:font-family="'JetBrains Mono'" style:font-pitch="variable" fo:font-size="10pt" fo:font-style="italic" fo:font-weight="normal" officeooo:rsid="00120993" style:font-size-asian="10pt" style:font-style-asian="italic" style:font-weight-asian="normal"/>
    </style:style>
    <style:style style:name="T13" style:family="text">
      <style:text-properties fo:font-weight="bold" officeooo:rsid="00125549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droid</text:p>
      <text:p text:style-name="P2"/>
      <text:p text:style-name="P3">Sources :</text:p>
      <text:p text:style-name="P3"><text:a xlink:type="simple" xlink:href="https://developer.android.com/reference/android/view/View" text:style-name="Internet_20_link" text:visited-style-name="Visited_20_Internet_20_Link">https://developer.android.com/reference/android/view/View</text:a> </text:p>
      <text:p text:style-name="P4"><text:a xlink:type="simple" xlink:href="https://developer.android.com/reference/android/view/ViewGroup" text:style-name="Internet_20_link" text:visited-style-name="Visited_20_Internet_20_Link">https://developer.android.com/reference/android/view/ViewGroup</text:a> </text:p>
      <text:p text:style-name="P4"><text:a xlink:type="simple" xlink:href="https://developer.android.com/guide/" text:style-name="Internet_20_link" text:visited-style-name="Visited_20_Internet_20_Link">https://developer.android.com/guide/</text:a> </text:p>
      <text:p text:style-name="P4"><text:a xlink:type="simple" xlink:href="https://developer.android.com/develop/ui" text:style-name="Internet_20_link" text:visited-style-name="Visited_20_Internet_20_Link">https://developer.android.com/develop/ui</text:a> </text:p>
      <text:p text:style-name="P4"/>
      <text:p text:style-name="P5">Pour modifier la version minimale d’Android utilisable : dans le fichier build.gradle (Module :app), modifier la ligne 11 → minSdk 29 (pour la version 10)</text:p>
      <text:p text:style-name="P5"/>
      <text:p text:style-name="P6">Pour passer de l’ordinateur personnel à une station IUT : </text:p>
      <text:p text:style-name="P6"><text:tab/>- Accéder au dossier ‘Gradle Scripts’</text:p>
      <text:p text:style-name="P6"><text:tab/>- Ouvrir le fichier ‘gradle-wrapper.properties’</text:p>
      <text:p text:style-name="P6"><text:tab/>- Commenter/décommenter les lignes</text:p>
      <text:p text:style-name="P5"/>
      <text:p text:style-name="P7">Sur l’émulateur : </text:p>
      <text:p text:style-name="P7"><text:tab/>- Dans la barre de droite, sélectionner Device Manager</text:p>
      <text:p text:style-name="P7"><text:tab/>- <text:span text:style-name="T1">Cliquer sur le +, ‘Add a new device’ &gt; ‘Create Virtual Device’</text:span></text:p>
      <text:p text:style-name="P7"><text:tab/>- <text:span text:style-name="T1">Choisir le Pixel 3a &gt; ‘Next’</text:span></text:p>
      <text:p text:style-name="P7"><text:tab/>- <text:span text:style-name="T1">Choisir la version de l’API ‘VanillaIceCream’ &gt; ‘Next’</text:span></text:p>
      <text:p text:style-name="P8"><text:tab/>- ‘<text:span text:style-name="T1">Finish’</text:span></text:p>
      <text:p text:style-name="P8"><text:tab/></text:p>
      <text:p text:style-name="P9"><text:span text:style-name="T2">Exemples de réglages de l’affichage </text:span><text:span text:style-name="T3">:</text:span></text:p>
      <text:p text:style-name="P3"/>
      <text:p text:style-name="P10">Pour placer les éléments : </text:p>
      <text:p text:style-name="P11" loext:marker-style-name="T4"><text:span text:style-name="T5"><text:tab/>android</text:span><text:span text:style-name="T6">:layout_width</text:span><text:span text:style-name="T4">="wrap_content"<text:line-break/><text:tab/></text:span><text:span text:style-name="T5">android</text:span><text:span text:style-name="T6">:layout_height</text:span><text:span text:style-name="T4">="wrap_content"<text:line-break/><text:tab/></text:span><text:span text:style-name="T5">android</text:span><text:span text:style-name="T6">:text</text:span><text:span text:style-name="T4">="@string/exercice2_valider"</text:span></text:p>
      <text:p text:style-name="P10"/>
      <text:p text:style-name="P10">Il y a des différences entre les deux mais je sais pas encore quoi :</text:p>
      <text:p text:style-name="P12" loext:marker-style-name="T4"><text:span text:style-name="T5"><text:tab/>android</text:span><text:span text:style-name="T6">:layout_gravity</text:span><text:span text:style-name="T4">="center"</text:span></text:p>
      <text:p text:style-name="P11" loext:marker-style-name="T4"><text:span text:style-name="T5"><text:tab/>android</text:span><text:span text:style-name="T6">:gravity</text:span><text:span text:style-name="T4">="center"</text:span></text:p>
      <text:p text:style-name="P10"/>
      <text:p text:style-name="P3"/>
      <text:p text:style-name="P5"><text:span text:style-name="T3">Donner des id aux éléments :</text:span> </text:p>
      <text:p text:style-name="P5"/>
      <text:p text:style-name="P5">Dans le XML : </text:p>
      <text:p text:style-name="P5"/>
      <text:p text:style-name="P11" loext:marker-style-name="T4"><text:span text:style-name="T5"><text:tab/>android</text:span><text:span text:style-name="T6">:id</text:span><text:span text:style-name="T4">="@+id/</text:span><text:span text:style-name="T7">cequetuveux</text:span><text:span text:style-name="T4">"</text:span></text:p>
      <text:p text:style-name="P5"/>
      <text:p text:style-name="P5">Puis pour l’utiliser, <text:span text:style-name="T8">dans le .java</text:span> : </text:p>
      <text:p text:style-name="P5"/>
      <text:p text:style-name="P13"><text:span text:style-name="T9"><text:tab/></text:span><text:span text:style-name="T5">helloView </text:span><text:span text:style-name="T10">= findViewById(</text:span><text:span text:style-name="T11">R</text:span><text:span text:style-name="T10">.</text:span><text:span text:style-name="T11">id</text:span><text:span text:style-name="T10">.</text:span><text:span text:style-name="T12">cequetuveux</text:span><text:span text:style-name="T10">);</text:span></text:p>
      <text:p text:style-name="P5"/>
      <text:p text:style-name="P14"><text:span text:style-name="T13">Créer des événements</text:span><text:span text:style-name="T3"> :</text:span></text:p>
      <text:p text:style-name="P5"/>
      <text:p text:style-name="P7">Rien à faire dans le XML : l’utilisation de onClick() est dépréciée.</text:p>
      <text:p text:style-name="P7"/>
      <text:p text:style-name="P7">Dans le .java : </text:p>
      <text:p text:style-name="P7"/>
      <text:p text:style-name="P15">INSERER ICI LA METHODE D’ECOUTE</text:p>
      <text:p text:style-name="P7"/>
      <text:p text:style-name="P7"><text:soft-page-break/></text:p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03T15:28:27.426390624</meta:creation-date>
    <dc:date>2025-02-10T16:03:55.759076555</dc:date>
    <meta:editing-duration>PT2H49M26S</meta:editing-duration>
    <meta:editing-cycles>4</meta:editing-cycles>
    <meta:generator>LibreOffice/25.2.0.3$Linux_X86_64 LibreOffice_project/e1cf4a87eb02d755bce1a01209907ea5ddc8f069</meta:generator>
    <meta:document-statistic meta:table-count="0" meta:image-count="0" meta:object-count="0" meta:page-count="2" meta:paragraph-count="33" meta:word-count="177" meta:character-count="1383" meta:non-whitespace-character-count="1211"/>
  </office:meta>
</office:document-meta>
</file>